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text:number-lines="true" text:line-number="0"/>
    </style:style>
    <style:style style:name="P2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text:number-lines="true" text:line-number="0" style:writing-mode="lr-tb"/>
    </style:style>
    <style:style style:name="P3" style:family="paragraph" style:parent-style-name="Standard">
      <style:paragraph-properties fo:margin-left="-0.035cm" fo:margin-right="-0.035cm" fo:line-height="107%" fo:text-align="start" style:justify-single-word="false" fo:text-indent="0cm" style:auto-text-indent="false" style:writing-mode="lr-tb"/>
    </style:style>
    <style:style style:name="P4" style:family="paragraph" style:parent-style-name="Standard">
      <style:paragraph-properties fo:margin-left="-0.035cm" fo:margin-right="-0.035cm" fo:margin-top="0cm" fo:margin-bottom="0.282cm" style:contextual-spacing="false" fo:line-height="107%" fo:text-align="start" style:justify-single-word="false" fo:text-indent="0cm" style:auto-text-indent="false" text:number-lines="true" text:line-number="0"/>
    </style:style>
    <style:style style:name="P5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text:number-lines="true" text:line-number="0" style:writing-mode="lr-tb"/>
      <style:text-properties style:font-name="Calibri" fo:font-size="11pt" fo:language="es" fo:country="ES" style:font-name-asian="Calibri1" style:font-size-asian="11pt" style:font-name-complex="Calibri1" style:font-size-complex="11pt"/>
    </style:style>
    <style:style style:name="T1" style:family="text">
      <style:text-properties style:font-name="Calibri" fo:font-size="11pt" fo:language="es" fo:country="ES" style:font-name-asian="Calibri1" style:font-size-asian="11pt" style:font-name-complex="Calibri1" style:font-size-complex="11pt"/>
    </style:style>
    <style:style style:name="T2" style:family="text">
      <style:text-properties fo:color="#000000" loext:opacity="100%" style:text-line-through-style="none" style:text-line-through-type="none" style:font-name="Arial" fo:font-size="11pt" fo:language="es" fo:country="ES" style:text-underline-style="none" style:font-name-asian="Arial1" style:font-size-asian="11pt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PODCAST. Por Paco Aldarias. </text:span></text:p>
      <text:p text:style-name="P4"><text:span text:style-name="T1">TEMA 3 PARTE 6 IMAGEN DIGITAL</text:span></text:p>
      <text:p text:style-name="P1" loext:marker-style-name="T1"><text:span text:style-name="T1">Una imagen digital es un fichero informático que describe una imaǵen. <text:s/></text:span><text:span text:style-name="T1"/></text:p>
      <text:p text:style-name="P2" loext:marker-style-name="T1"><text:span text:style-name="T1">El pixel es la unidad mínima de visualización de una imagen digital que equivale a un punto de la pantalla. </text:span><text:span text:style-name="T1"/></text:p>
      <text:p text:style-name="P2" loext:marker-style-name="T1"><text:span text:style-name="T1">La resolución de la imágen es el grado de detalle de la imagen digital, y expresa el número de pixels forma la imagen digital. A mayor número de pixel mayor calidad y mayor tamaño ocupa en bits.</text:span><text:span text:style-name="T1"/></text:p>
      <text:p text:style-name="P2" loext:marker-style-name="T1"><text:span text:style-name="T1">Las camaras digitales se miden en megapixels totales, es decir, numero de filas por el número de <text:s/>columnas de la matriz que forma la imagen. En impresoras se habla de puntos por pulgadas.</text:span><text:span text:style-name="T1"/></text:p>
      <text:p text:style-name="P2" loext:marker-style-name="T2"><text:span text:style-name="T1">La profundidad de color es el número de bits usa para almacenar los colores de un pixel. <text:s/>Los modos de color es el sistema <text:s/></text:span><text:span text:style-name="T2">que nos permiten describir el color de cada píxel utilizando valores numéricos. Existen varios modos de color, siendo el más utilzado el RGB.</text:span></text:p>
      <text:p text:style-name="P2" loext:marker-style-name="T2"><text:span text:style-name="T2">El modo de color RGB son tres canales o números separados por coma, que corresponde al valor de los colores primarios rojo, verde y azul, es decir, <text:s/>red, green y blue,. Su valor está entre 0 y 255 ya que utiliza 8 bits. Como ejemplo el valor rojo seria (255,0,0).</text:span><text:span text:style-name="T2"/></text:p>
      <text:p text:style-name="P2" loext:marker-style-name="T2"><text:span text:style-name="T2">Existen dos tipos de imágenes que son las imágenes <text:s/>digitales, formadas por mapa de bits y las imágenes vectoriales. </text:span><text:span text:style-name="T2"/></text:p>
      <text:p text:style-name="P2" loext:marker-style-name="T2"><text:span text:style-name="T2">Las imágenes de mapa de bits se dice que son imágenes de resolución estática, y la extensión de los archivos es jpg, png, gif, bmp, raw. <text:s/>Son las más utilizadas y tienen resolución y la profunfidad de color. </text:span><text:span text:style-name="T2"/></text:p>
      <text:p text:style-name="P2" loext:marker-style-name="T2"><text:span text:style-name="T2">Las imágenes mapa de bits, con formato gif permite animaciones, tiene poca calidad.</text:span><text:span text:style-name="T2"/></text:p>
      <text:p text:style-name="P2" loext:marker-style-name="T2"><text:span text:style-name="T2">Las imágenes mapa de bits, con formato <text:s/>jpg suelen perder mucha calidad por ser comprimidas pero con perdida al descomprimirse.</text:span><text:span text:style-name="T2"/></text:p>
      <text:p text:style-name="P2" loext:marker-style-name="T2"><text:span text:style-name="T2">Las imágenes mapa de bits, con formato <text:s/>png es formato de almacenamiento sin perdidas.</text:span><text:span text:style-name="T2"/></text:p>
      <text:p text:style-name="P2" loext:marker-style-name="T2"><text:span text:style-name="T2">Las imágenes mapa de bits, con formato bmp <text:s/>no comprime <text:s/>pero ocupan mucho.</text:span><text:span text:style-name="T2"/></text:p>
      <text:p text:style-name="P2" loext:marker-style-name="T2"><text:span text:style-name="T2">La imágenes vectoriales, son imágenes de resolución dinámicas, y utilizan funciones matemáticas para describir las imágenes. Son los ficheros svg y odg. </text:span><text:span text:style-name="T2"/></text:p>
      <text:p text:style-name="P2" loext:marker-style-name="T2"><text:span text:style-name="T2">Las imágenes vectoriales no pierden calidad al aumentar su tamaño. Las ordenadores traducen los gráficos vectoriales a mapa de bits para representarlos por pixeles.</text:span><text:span text:style-name="T2"/></text:p>
      <text:p text:style-name="P5" loext:marker-style-name="T1"/>
      <text:p text:style-name="P5" loext:marker-style-name="T1"/>
      <text:p text:style-name="P5" loext:marker-style-name="T1"/>
      <text:p text:style-name="P5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17:47:33.430289600</meta:creation-date>
    <dc:date>2024-01-18T18:05:20.852111300</dc:date>
    <meta:initial-creator>ALDARIAS RAYA, FRANCISCO</meta:initial-creator>
    <dc:creator>ALDARIAS RAYA, FRANCISCO</dc:creator>
    <meta:generator>LibreOffice/7.5.6.2$Linux_X86_64 LibreOffice_project/50$Build-2</meta:generator>
    <meta:document-statistic meta:table-count="0" meta:image-count="0" meta:object-count="0" meta:page-count="1" meta:paragraph-count="16" meta:word-count="371" meta:character-count="2158" meta:non-whitespace-character-count="1786"/>
    <meta:user-defined meta:name="AppVersion">16.0000</meta:user-defined>
    <meta:template xlink:type="simple" xlink:actuate="onRequest" xlink:title="Normal.dotm" xlink:href=""/>
  </office:meta>
</office:document-meta>
</file>